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a4b" officeooo:paragraph-rsid="00051a4b"/>
    </style:style>
    <style:style style:name="P2" style:family="paragraph" style:parent-style-name="Standard">
      <style:text-properties officeooo:rsid="0007ef00" officeooo:paragraph-rsid="0007ef00"/>
    </style:style>
    <style:style style:name="P3" style:family="paragraph" style:parent-style-name="Standard">
      <style:paragraph-properties fo:text-align="center" style:justify-single-word="false"/>
      <style:text-properties officeooo:rsid="000bf3d4" officeooo:paragraph-rsid="000bf3d4"/>
    </style:style>
    <style:style style:name="P4" style:family="paragraph" style:parent-style-name="Standard">
      <style:text-properties officeooo:rsid="000ddc0f" officeooo:paragraph-rsid="000ddc0f"/>
    </style:style>
    <style:style style:name="P5" style:family="paragraph" style:parent-style-name="Standard">
      <style:text-properties officeooo:rsid="000f7cf9" officeooo:paragraph-rsid="000f7cf9"/>
    </style:style>
    <style:style style:name="P6" style:family="paragraph" style:parent-style-name="Standard">
      <style:text-properties officeooo:rsid="0015f8a2" officeooo:paragraph-rsid="0015f8a2"/>
    </style:style>
    <style:style style:name="P7" style:family="paragraph" style:parent-style-name="Standard">
      <style:text-properties style:text-underline-style="none" officeooo:rsid="00051a4b" officeooo:paragraph-rsid="00051a4b"/>
    </style:style>
    <style:style style:name="P8" style:family="paragraph" style:parent-style-name="Standard">
      <style:text-properties style:text-underline-style="none" officeooo:rsid="0007ef00" officeooo:paragraph-rsid="0007ef00"/>
    </style:style>
    <style:style style:name="P9" style:family="paragraph" style:parent-style-name="Standard">
      <style:text-properties style:text-underline-style="none" officeooo:rsid="00098d06" officeooo:paragraph-rsid="00098d06"/>
    </style:style>
    <style:style style:name="P10" style:family="paragraph" style:parent-style-name="Standard">
      <style:text-properties style:text-underline-style="none" officeooo:rsid="000ddc0f" officeooo:paragraph-rsid="000ddc0f"/>
    </style:style>
    <style:style style:name="P11" style:family="paragraph" style:parent-style-name="Standard">
      <style:text-properties style:text-underline-style="none" officeooo:rsid="000ef04d" officeooo:paragraph-rsid="000ddc0f"/>
    </style:style>
    <style:style style:name="P12" style:family="paragraph" style:parent-style-name="Standard">
      <style:text-properties style:text-underline-style="none" officeooo:rsid="001097a4" officeooo:paragraph-rsid="001097a4"/>
    </style:style>
    <style:style style:name="P13" style:family="paragraph" style:parent-style-name="Standard">
      <style:text-properties style:text-underline-style="none" officeooo:rsid="00110ac0" officeooo:paragraph-rsid="00110ac0"/>
    </style:style>
    <style:style style:name="P14" style:family="paragraph" style:parent-style-name="Standard">
      <style:text-properties style:text-underline-style="none" officeooo:rsid="0012f8f2" officeooo:paragraph-rsid="0012f8f2"/>
    </style:style>
    <style:style style:name="P15" style:family="paragraph" style:parent-style-name="Standard">
      <style:text-properties style:text-underline-style="none" officeooo:rsid="001756bc" officeooo:paragraph-rsid="001756bc"/>
    </style:style>
    <style:style style:name="P16" style:family="paragraph" style:parent-style-name="Standard">
      <style:text-properties style:text-underline-style="none" officeooo:rsid="001801f1" officeooo:paragraph-rsid="001801f1"/>
    </style:style>
    <style:style style:name="P17" style:family="paragraph" style:parent-style-name="Standard">
      <style:text-properties style:text-underline-style="none" officeooo:rsid="0019db3a" officeooo:paragraph-rsid="0019db3a"/>
    </style:style>
    <style:style style:name="P18" style:family="paragraph" style:parent-style-name="Standard">
      <style:text-properties style:text-underline-style="none" officeooo:rsid="0019db3a" officeooo:paragraph-rsid="001801f1"/>
    </style:style>
    <style:style style:name="P19" style:family="paragraph" style:parent-style-name="Standard">
      <style:paragraph-properties fo:text-align="center" style:justify-single-word="false"/>
      <style:text-properties fo:color="#127622" loext:opacity="100%" style:text-underline-style="none" fo:font-weight="bold" officeooo:rsid="001b6d10" officeooo:paragraph-rsid="001b6d1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127622" loext:opacity="100%" style:text-underline-style="none" fo:font-weight="bold" officeooo:rsid="001b6d10" officeooo:paragraph-rsid="001b6d10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127622" loext:opacity="100%" style:text-underline-style="none" fo:font-weight="bold" officeooo:rsid="001ce332" officeooo:paragraph-rsid="001ce332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bold" officeooo:rsid="001ca03a" officeooo:paragraph-rsid="001ca03a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bold" officeooo:rsid="001ef3dd" officeooo:paragraph-rsid="001ef3d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355269" loext:opacity="100%" style:text-underline-style="none" fo:font-weight="bold" officeooo:rsid="002352a1" officeooo:paragraph-rsid="002352a1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355269" loext:opacity="100%" style:text-underline-style="none" fo:font-weight="bold" officeooo:rsid="00260077" officeooo:paragraph-rsid="00260077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127622" loext:opacity="100%" style:text-underline-style="none" fo:font-weight="bold" officeooo:rsid="001b6d10" officeooo:paragraph-rsid="001b6d1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127622" loext:opacity="100%" style:text-underline-style="none" fo:font-weight="bold" officeooo:rsid="0026eb08" officeooo:paragraph-rsid="0026eb08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98d06"/>
    </style:style>
    <style:style style:name="T3" style:family="text">
      <style:text-properties style:text-underline-style="none" officeooo:rsid="000ef04d"/>
    </style:style>
    <style:style style:name="T4" style:family="text">
      <style:text-properties style:text-underline-style="none" officeooo:rsid="0015f9a2"/>
    </style:style>
    <style:style style:name="T5" style:family="text">
      <style:text-properties style:text-underline-style="none" officeooo:rsid="0017f39a"/>
    </style:style>
    <style:style style:name="T6" style:family="text">
      <style:text-properties fo:color="#355269" loext:opacity="100%" style:text-underline-style="none" officeooo:rsid="0017f39a"/>
    </style:style>
    <style:style style:name="T7" style:family="text">
      <style:text-properties officeooo:rsid="001ca03a"/>
    </style:style>
    <style:style style:name="T8" style:family="text">
      <style:text-properties officeooo:rsid="001ce332"/>
    </style:style>
    <style:style style:name="T9" style:family="text">
      <style:text-properties officeooo:rsid="0021cc05"/>
    </style:style>
    <style:style style:name="T10" style:family="text">
      <style:text-properties officeooo:rsid="00250ee8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T – Best Modern Blog App With Reac | GraphQL, NextJS, TailWind CSS</text:p>
      <text:p text:style-name="P1"/>
      <text:p text:style-name="P1">7:57 GraphCMS → https://graphcms.com/</text:p>
      <text:p text:style-name="P7"/>
      <text:p text:style-name="P2"><text:span text:style-name="T2">1. </text:span><text:span text:style-name="T1">Log In con GITHUB</text:span></text:p>
      <text:p text:style-name="P8"/>
      <text:p text:style-name="P9">2. Blank Project</text:p>
      <text:p text:style-name="P9"/>
      <text:p text:style-name="P10">Nombre: jsm_blog</text:p>
      <text:p text:style-name="P10"/>
      <text:p text:style-name="P4"><text:span text:style-name="T1">Description: JavaScript Mastery Blog – </text:span><text:span text:style-name="T3">Virginia – Create Project.</text:span></text:p>
      <text:p text:style-name="P11"/>
      <text:p text:style-name="P5"><text:span text:style-name="T3">3. </text:span><text:span text:style-name="T1">Set Up your schema</text:span></text:p>
      <text:p text:style-name="P12">4. Create a model</text:p>
      <text:p text:style-name="P12"/>
      <text:p text:style-name="P13">Author → Create Model </text:p>
      <text:p text:style-name="P13"/>
      <text:p text:style-name="P14">10:40 → Como crear un campo</text:p>
      <text:p text:style-name="P14"/>
      <text:p text:style-name="P6"><text:span text:style-name="T1">14:42 → Rich Text </text:span><text:span text:style-name="T4">Muy interesante… → </text:span><text:span text:style-name="T5">“ </text:span><text:span text:style-name="T6">Para crear continido !! como summernote!</text:span><text:span text:style-name="T5">”</text:span></text:p>
      <text:p text:style-name="P12"/>
      <text:p text:style-name="P15">15:56 → Relation</text:p>
      <text:p text:style-name="P15"/>
      <text:p text:style-name="P16">22:00 → creación de la App e instalación de paquetes</text:p>
      <text:p text:style-name="P18"/>
      <text:p text:style-name="P17"/>
      <text:p text:style-name="P19">GRAPHQL DATA FETCHING → <text:span text:style-name="T7">46</text:span>:00</text:p>
      <text:p text:style-name="P21"/>
      <text:p text:style-name="P22">47:<text:span text:style-name="T8">00 → <text:s/>Como hacer consultas</text:span></text:p>
      <text:p text:style-name="P22"/>
      <text:p text:style-name="P23">53:30 → <text:s/>No se usa useEffect si no ...getStaticProps() , <text:span text:style-name="T9">es decir esta es la manera de hacer fetching a la data en nextjs</text:span> </text:p>
      <text:p text:style-name="P19"/>
      <text:p text:style-name="P20"/>
      <text:p text:style-name="P24">1:15: 30 → Como consultar los posts m<text:span text:style-name="T10">á</text:span>s recientes <text:span text:style-name="T10">con GraphQL</text:span></text:p>
      <text:p text:style-name="P24"/>
      <text:p text:style-name="P25">1:20 → GetSimilarPostQuery</text:p>
      <text:p text:style-name="P19"/>
      <text:p text:style-name="P19"/>
      <text:p text:style-name="P27">1:49:30 → getStaticPath es necesario si vas a usar url dinánimico. post/[slug].j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8:04:11.014000000</meta:creation-date>
    <dc:date>2022-02-26T21:17:54.222000000</dc:date>
    <meta:editing-duration>PT4H49M19S</meta:editing-duration>
    <meta:editing-cycles>28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9" meta:word-count="139" meta:character-count="804" meta:non-whitespace-character-count="677"/>
  </office:meta>
</office:document-meta>
</file>